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421" officeooo:paragraph-rsid="000c7421"/>
    </style:style>
    <style:style style:name="P2" style:family="paragraph" style:parent-style-name="Standard" style:list-style-name="L1">
      <style:text-properties officeooo:rsid="000c7421" officeooo:paragraph-rsid="000c7421"/>
    </style:style>
    <style:style style:name="P3" style:family="paragraph" style:parent-style-name="Standard">
      <style:text-properties fo:color="#808080" officeooo:rsid="000c7421" officeooo:paragraph-rsid="000c7421"/>
    </style:style>
    <style:style style:name="P4" style:family="paragraph" style:parent-style-name="Standard" style:list-style-name="L3">
      <style:text-properties style:use-window-font-color="true" officeooo:rsid="000c7421" officeooo:paragraph-rsid="000c7421"/>
    </style:style>
    <style:style style:name="P5" style:family="paragraph" style:parent-style-name="Standard" style:list-style-name="L3">
      <style:text-properties style:use-window-font-color="true" officeooo:rsid="000c7421" officeooo:paragraph-rsid="000c7421" fo:background-color="transparent"/>
    </style:style>
    <style:style style:name="P6" style:family="paragraph" style:parent-style-name="Standard">
      <style:text-properties style:use-window-font-color="true" officeooo:rsid="000c7421" officeooo:paragraph-rsid="000c7421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Century Schoolbook L" fo:font-size="19pt" fo:font-weight="bold" officeooo:rsid="000c7421" officeooo:paragraph-rsid="000c7421" style:font-size-asian="19pt" style:font-weight-asian="bold" style:font-size-complex="19pt" style:font-weight-complex="bold"/>
    </style:style>
    <style:style style:name="T1" style:family="text">
      <style:text-properties fo:color="#999999"/>
    </style:style>
    <style:style style:name="T2" style:family="text">
      <style:text-properties fo:color="#808080"/>
    </style:style>
    <style:style style:name="T3" style:family="text">
      <style:text-properties fo:background-color="#999999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twork Configuration for Intel Edison</text:p>
      <text:p text:style-name="P1"/>
      <text:p text:style-name="P1">Aim: Connect the intel edison to the main network in order to connect it to the wifi modules</text:p>
      <text:p text:style-name="P1"/>
      <text:p text:style-name="P1">Requirements :</text:p>
      <text:p text:style-name="P1"><text:s text:c="21"/></text:p>
      <text:p text:style-name="P1"><text:s text:c="22"/>Intel Edison <text:s text:c="22"/><text:span text:style-name="T1"><text:s/></text:span><text:span text:style-name="T2"><text:s/>// pre-configured</text:span></text:p>
      <text:p text:style-name="P1"><text:s text:c="22"/>ESP8266 WiFi modules <text:s text:c="3"/><text:span text:style-name="T2"><text:s text:c="2"/>// pre-configured</text:span></text:p>
      <text:p text:style-name="P3"><text:s text:c="22"/></text:p>
      <text:p text:style-name="P1"/>
      <text:p text:style-name="P1">Working:</text:p>
      <text:p text:style-name="P1"><text:s text:c="2"/></text:p>
      <text:list xml:id="list8078351693724925647" text:style-name="L1">
        <text:list-item>
          <text:p text:style-name="P2">Connect the intel edison to a computr via the console micro usb slot.</text:p>
        </text:list-item>
        <text:list-item>
          <text:p text:style-name="P2">Open a terminal application to start serial communication with the edison.</text:p>
        </text:list-item>
      </text:list>
      <text:p text:style-name="P1"><text:s/><text:span text:style-name="T1"><text:s text:c="5"/></text:span><text:span text:style-name="T2"><text:s text:c="6"/>//Windows – use putty </text:span></text:p>
      <text:p text:style-name="P3"><text:s text:c="11"/>// Linux – go to terminal and type screen dev/ttyUSB0 115200 (USB0 is the port number)</text:p>
      <text:p text:style-name="P3"/>
      <text:list xml:id="list1441937151062508507" text:style-name="L3">
        <text:list-item>
          <text:p text:style-name="P4">The computer would now be communicating to the edison via the serial terminal. Log in to your edison device.</text:p>
        </text:list-item>
        <text:list-item>
          <text:p text:style-name="P4">After logging in type in the command <text:span text:style-name="T3">configure_edison –wifi</text:span></text:p>
        </text:list-item>
        <text:list-item>
          <text:p text:style-name="P5">The edison would start scanning for networks. Once it has done scanning, a list of available networks would be shown. Chose the network to which the wifi modules are conected and connect to it by typing in the credentials. </text:p>
        </text:list-item>
        <text:list-item>
          <text:p text:style-name="P5">The edison would now be connected to the network and the ip address of the edison would be shown.</text:p>
        </text:list-item>
        <text:list-item>
          <text:p text:style-name="P5">To connect to the edison via any other device on the same network, the above ip address can be used.</text:p>
        </text:list-item>
      </text:list>
      <text:p text:style-name="P6"/>
      <text:p text:style-name="P6"/>
      <text:p text:style-name="P6">Conclusion:</text:p>
      <text:p text:style-name="P6"/>
      <text:p text:style-name="P6">The intel edison and the wifi modules are now connected to the same network and can be accessed from any device on the network by pinging their ip addres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4:28:48.572463186</meta:creation-date>
    <dc:date>2015-07-22T14:40:37.315069527</dc:date>
    <meta:editing-duration>P0D</meta:editing-duration>
    <meta:editing-cycles>1</meta:editing-cycles>
    <meta:document-statistic meta:table-count="0" meta:image-count="0" meta:object-count="0" meta:page-count="1" meta:paragraph-count="20" meta:word-count="220" meta:character-count="1374" meta:non-whitespace-character-count="1033"/>
    <meta:generator>LibreOffice/4.2.6.3$Linux_X86_64 LibreOffice_project/420m0$Build-3</meta:generator>
  </office:meta>
</office:document-meta>
</file>